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d320" draw:opacity="45%" draw:textarea-horizontal-align="center" draw:textarea-vertical-align="middle" draw:shadow-opacity="45%"/>
    </style:style>
    <style:style style:name="gr2" style:family="graphic" style:parent-style-name="standard">
      <style:graphic-properties draw:stroke="solid" svg:stroke-width="0.051cm" draw:marker-start-width="0.381cm" draw:marker-end-width="0.381cm" draw:fill="none" fo:min-height="1.42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draw:fill="solid" draw:fill-color="#0099ff" draw:opacity="50%" draw:textarea-horizontal-align="center" draw:textarea-vertical-align="middle" draw:shadow-opacity="50%"/>
    </style:style>
    <style:style style:name="gr5" style:family="graphic" style:parent-style-name="standard">
      <style:graphic-properties draw:stroke="none" draw:fill="solid" draw:fill-color="#b80047" draw:opacity="50%" draw:textarea-horizontal-align="center" draw:textarea-vertical-align="middle" draw:shadow-opacity="50%"/>
    </style:style>
    <style:style style:name="gr6" style:family="graphic" style:parent-style-name="standard">
      <style:graphic-properties draw:stroke="none" draw:fill="solid" draw:fill-color="#83caff" draw:opacity="50%" draw:textarea-horizontal-align="center" draw:textarea-vertical-align="middle" draw:shadow-opacity="50%"/>
    </style:style>
    <style:style style:name="gr7" style:family="graphic" style:parent-style-name="standard">
      <style:graphic-properties draw:stroke="none" draw:fill="solid" draw:fill-color="#ff8080" draw:opacity="50%" draw:textarea-horizontal-align="center" draw:textarea-vertical-align="middle" draw:shadow-opacity="50%"/>
    </style:style>
    <style:style style:name="gr8" style:family="graphic" style:parent-style-name="standard">
      <style:graphic-properties draw:stroke="solid" svg:stroke-width="0.051cm" draw:marker-start-width="0.381cm" draw:marker-end-width="0.381cm" draw:fill="none" fo:min-height="2.70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stroke="none" svg:stroke-color="#000000" draw:fill="none" draw:fill-color="#ffffff" fo:min-height="1.905cm"/>
    </style:style>
    <style:style style:name="gr11" style:family="graphic" style:parent-style-name="standard">
      <style:graphic-properties draw:stroke="none" draw:fill="solid" draw:fill-color="#ff8080" draw:opacity="75%" draw:textarea-horizontal-align="center" draw:textarea-vertical-align="middle" draw:shadow-opacity="75%"/>
    </style:style>
    <style:style style:name="gr12" style:family="graphic" style:parent-style-name="standard">
      <style:graphic-properties draw:stroke="none" draw:fill="solid" draw:fill-color="#83caff" draw:opacity="75%" draw:textarea-horizontal-align="center" draw:textarea-vertical-align="middle" draw:shadow-opacity="75%"/>
    </style:style>
    <style:style style:name="gr13" style:family="graphic" style:parent-style-name="standard">
      <style:graphic-properties draw:stroke="none" draw:fill="solid" draw:fill-color="#b80047" draw:opacity="75%" draw:textarea-horizontal-align="center" draw:textarea-vertical-align="middle" draw:shadow-opacity="75%"/>
    </style:style>
    <style:style style:name="gr14" style:family="graphic" style:parent-style-name="standard">
      <style:graphic-properties draw:stroke="none" draw:fill="solid" draw:fill-color="#0099ff" draw:opacity="75%" draw:textarea-horizontal-align="center" draw:textarea-vertical-align="middle" draw:shadow-opacity="75%"/>
    </style:style>
    <style:style style:name="gr15" style:family="graphic" style:parent-style-name="standard">
      <style:graphic-properties draw:stroke="solid" svg:stroke-width="0.051cm" draw:marker-start-width="0.381cm" draw:marker-end-width="0.381cm" draw:fill="none" fo:min-height="0.713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301cm"/>
    </style:style>
    <style:style style:name="gr17" style:family="graphic" style:parent-style-name="standard">
      <style:graphic-properties draw:stroke="none" draw:fill="solid" draw:fill-color="#ffff00" draw:opacity="40%" fo:min-height="0.34cm" draw:shadow-opacity="40%"/>
    </style:style>
    <style:style style:name="gr18" style:family="graphic" style:parent-style-name="standard">
      <style:graphic-properties draw:stroke="none" draw:fill="solid" draw:fill-color="#ff8080" draw:opacity="50%" fo:min-height="0.434cm" draw:shadow-opacity="50%"/>
    </style:style>
    <style:style style:name="gr19" style:family="graphic" style:parent-style-name="standard">
      <style:graphic-properties svg:stroke-width="0.102cm" svg:stroke-color="#80808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color="#808080" draw:fill="solid" draw:fill-color="#808080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51cm"/>
    </style:style>
    <style:style style:name="gr22" style:family="graphic" style:parent-style-name="standard">
      <style:graphic-properties draw:stroke="none" draw:fill="solid" draw:fill-color="#83caff" draw:opacity="50%" fo:min-height="0.434cm" draw:shadow-opacity="50%"/>
    </style:style>
    <style:style style:name="gr23" style:family="graphic" style:parent-style-name="standard">
      <style:graphic-properties draw:stroke="none" draw:fill="solid" draw:fill-color="#b80047" draw:opacity="50%" fo:min-height="0.434cm" draw:shadow-opacity="50%"/>
    </style:style>
    <style:style style:name="gr24" style:family="graphic" style:parent-style-name="standard">
      <style:graphic-properties draw:stroke="none" draw:fill="solid" draw:fill-color="#0099ff" draw:opacity="50%" fo:min-height="0.434cm" draw:shadow-opacity="50%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draw:fill="solid" draw:fill-color="#ff950e" draw:opacity="50%" fo:min-height="0.078cm" draw:shadow-opacity="50%"/>
    </style:style>
    <style:style style:name="gr27" style:family="graphic" style:parent-style-name="standard">
      <style:graphic-properties draw:stroke="none" draw:fill="none" fo:min-height="0.239cm"/>
    </style:style>
    <style:style style:name="gr28" style:family="graphic" style:parent-style-name="standard">
      <style:graphic-properties draw:stroke="none" draw:fill="none" fo:min-height="0.078cm"/>
    </style:style>
    <style:style style:name="gr29" style:family="graphic" style:parent-style-name="standard">
      <style:graphic-properties draw:stroke="none" draw:fill="none" fo:min-height="0.262cm"/>
    </style:style>
    <style:style style:name="gr30" style:family="graphic" style:parent-style-name="standard">
      <style:graphic-properties draw:stroke="none" draw:fill="none" fo:min-height="0.385cm"/>
    </style:style>
    <style:style style:name="gr31" style:family="graphic" style:parent-style-name="standard">
      <style:graphic-properties draw:stroke="none" draw:fill="solid" draw:fill-color="#94bd5e" draw:opacity="50%" fo:min-height="0.339cm" draw:shadow-opacity="50%"/>
    </style:style>
    <style:style style:name="gr32" style:family="graphic" style:parent-style-name="standard">
      <style:graphic-properties draw:stroke="none" draw:fill="none" fo:min-height="0.434cm"/>
    </style:style>
    <style:style style:name="gr33" style:family="graphic" style:parent-style-name="standard">
      <style:graphic-properties draw:stroke="none" draw:fill="solid" draw:fill-color="#ff420e" draw:opacity="50%" fo:min-height="0.434cm" draw:shadow-opacity="50%"/>
    </style:style>
    <style:style style:name="gr34" style:family="graphic" style:parent-style-name="standard">
      <style:graphic-properties draw:stroke="none" draw:fill="none" fo:min-height="0.175cm"/>
    </style:style>
    <style:style style:name="gr35" style:family="graphic" style:parent-style-name="standard">
      <style:graphic-properties draw:stroke="none" draw:fill="none" fo:min-height="0.513cm"/>
    </style:style>
    <style:style style:name="gr36" style:family="graphic" style:parent-style-name="standard">
      <style:graphic-properties draw:stroke="none" draw:fill="solid" draw:fill-color="#355e00" draw:opacity="50%" fo:min-height="0cm" draw:shadow-opacity="50%"/>
    </style:style>
    <style:style style:name="gr37" style:family="graphic" style:parent-style-name="standard">
      <style:graphic-properties draw:stroke="none" draw:fill="solid" draw:fill-color="#ffff00" draw:opacity="50%" fo:min-height="0.385cm" draw:shadow-opacity="50%"/>
    </style:style>
    <style:style style:name="gr38" style:family="graphic" style:parent-style-name="standard">
      <style:graphic-properties draw:stroke="none" draw:fill="none" fo:min-height="0cm"/>
    </style:style>
    <style:style style:name="gr39" style:family="graphic" style:parent-style-name="standard">
      <style:graphic-properties draw:stroke="none" draw:fill="none" fo:min-height="0.065cm"/>
    </style:style>
    <style:style style:name="gr40" style:family="graphic" style:parent-style-name="standard">
      <style:graphic-properties draw:stroke="none" draw:fill="solid" draw:fill-color="#ff950e" draw:opacity="50%" fo:min-height="0cm" draw:shadow-opacity="50%"/>
    </style:style>
    <style:style style:name="gr41" style:family="graphic" style:parent-style-name="standard">
      <style:graphic-properties draw:stroke="none" draw:fill="none" fo:min-height="0.245cm"/>
    </style:style>
    <style:style style:name="gr42" style:family="graphic" style:parent-style-name="standard">
      <style:graphic-properties draw:stroke="none" draw:fill="none" fo:min-height="0.11cm"/>
    </style:style>
    <style:style style:name="gr43" style:family="graphic" style:parent-style-name="standard">
      <style:graphic-properties draw:stroke="none" draw:fill="solid" draw:fill-color="#c5000b" draw:opacity="50%" fo:min-height="0.434cm" draw:shadow-opacity="50%"/>
    </style:style>
    <style:style style:name="gr44" style:family="graphic" style:parent-style-name="standard">
      <style:graphic-properties draw:stroke="none" draw:fill="none" fo:min-height="0.01cm"/>
    </style:style>
    <style:style style:name="gr45" style:family="graphic" style:parent-style-name="standard">
      <style:graphic-properties draw:stroke="none" draw:fill="solid" draw:fill-color="#7da647" draw:opacity="50%" fo:min-height="0.11cm" draw:shadow-opacity="50%"/>
    </style:style>
    <style:style style:name="gr46" style:family="graphic" style:parent-style-name="standard">
      <style:graphic-properties draw:stroke="none" draw:fill="none" fo:min-height="0.173cm"/>
    </style:style>
    <style:style style:name="gr47" style:family="graphic" style:parent-style-name="standard">
      <style:graphic-properties draw:stroke="none" draw:fill="none" fo:min-height="0.238cm"/>
    </style:style>
    <style:style style:name="gr48" style:family="graphic" style:parent-style-name="standard">
      <style:graphic-properties draw:stroke="none" draw:fill="solid" draw:fill-color="#355e00" draw:opacity="40%" fo:min-height="0.238cm" draw:shadow-opacity="40%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text-properties fo:font-family="Arial" style:font-family-generic="roman" style:font-pitch="variable" fo:font-size="11pt" style:font-family-asian="Arial" style:font-family-generic-asian="roman" style:font-pitch-asian="variable" style:font-size-asian="11pt" style:font-family-complex="Arial" style:font-family-generic-complex="roman" style:font-pitch-complex="variable" style:font-size-complex="6.30000019073486pt"/>
    </style:style>
    <style:style style:name="P6" style:family="paragraph">
      <style:text-properties fo:font-size="11pt" style:font-size-asian="11pt" style:font-size-complex="6.30000019073486pt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start"/>
      <style:text-properties fo:font-size="11pt" style:font-size-asian="11pt" style:font-size-complex="6.30000019073486pt"/>
    </style:style>
    <style:style style:name="P11" style:family="paragraph">
      <style:text-properties fo:font-size="6pt" style:font-size-asian="6pt" style:font-size-complex="3.4000000953674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family="Arial" style:font-family-generic="roman" style:font-pitch="variable" fo:font-size="11pt" style:font-family-asian="Arial" style:font-family-generic-asian="roman" style:font-pitch-asian="variable" style:font-size-asian="11pt" style:font-family-complex="Arial" style:font-family-generic-complex="roman" style:font-pitch-complex="variable" style:font-size-complex="6.30000019073486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Arial" style:font-family-generic-asian="roman" style:font-pitch-asian="variable" style:font-size-asian="11pt" style:font-style-asian="normal" style:font-weight-asian="normal" style:font-family-complex="Arial" style:font-family-generic-complex="roman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tyle="normal" fo:text-shadow="none" style:text-underline-style="none" fo:font-weight="normal" style:letter-kerning="true" style:font-family-asian="'Arial Unicode MS'" style:font-family-generic-asian="system" style:font-pitch-asian="variable" style:font-style-asian="normal" style:font-weight-asian="normal" style:font-family-complex="'Arial Unicode MS'" style:font-family-generic-complex="system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11pt" style:font-style-asian="normal" style:font-weight-asian="normal" style:font-family-complex="'Arial Unicode MS'" style:font-family-generic-complex="system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letter-kerning="true" style:font-size-asian="11pt" style:font-style-asian="normal" style:font-weight-asian="normal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275cm" svg:height="4.545cm" svg:x="19.71cm" svg:y="1.175cm">
          <text:p/>
        </draw:rect>
        <draw:frame draw:style-name="gr2" draw:text-style-name="P2" draw:layer="layout" svg:width="4.506cm" svg:height="3.325cm" svg:x="19.449cm" svg:y="1.738cm">
          <draw:text-box>
            <text:p text:style-name="P2"><text:span text:style-name="T1"><text:s text:c="2"/></text:span><text:span text:style-name="T1">1.19566917e-04 </text:span></text:p>
            <text:p text:style-name="P2"><text:span text:style-name="T1"/></text:p>
            <text:p text:style-name="P2"><text:span text:style-name="T1"><text:s/></text:span><text:span text:style-name="T1">-1.66635934e+21 <text:s/></text:span></text:p>
            <text:p text:style-name="P2"><text:span text:style-name="T1"/></text:p>
            <text:p text:style-name="P2"><text:span text:style-name="T1"><text:s text:c="2"/></text:span><text:span text:style-name="T1">2.41561268e+27 <text:s text:c="2"/></text:span></text:p>
            <text:p text:style-name="P2"><text:span text:style-name="T1"/></text:p>
            <text:p text:style-name="P2"><text:span text:style-name="T1"><text:s text:c="2"/></text:span><text:span text:style-name="T1">8.32131790e-06</text:span></text:p>
          </draw:text-box>
        </draw:frame>
        <draw:frame draw:style-name="gr3" draw:text-style-name="P3" draw:layer="layout" svg:width="3.218cm" svg:height="1.27cm" svg:x="20.093cm" svg:y="0.501cm">
          <draw:text-box>
            <text:p text:style-name="P3"><text:span text:style-name="T2">PSum[0]</text:span></text:p>
          </draw:text-box>
        </draw:frame>
        <draw:rect draw:style-name="gr4" draw:text-style-name="P1" draw:layer="layout" svg:width="15.77cm" svg:height="0.585cm" svg:x="3.105cm" svg:y="4.325cm">
          <text:p/>
        </draw:rect>
        <draw:rect draw:style-name="gr5" draw:text-style-name="P1" draw:layer="layout" svg:width="15.77cm" svg:height="0.585cm" svg:x="3.105cm" svg:y="3.48cm">
          <text:p/>
        </draw:rect>
        <draw:rect draw:style-name="gr6" draw:text-style-name="P1" draw:layer="layout" svg:width="15.77cm" svg:height="0.585cm" svg:x="3.1cm" svg:y="2.595cm">
          <text:p/>
        </draw:rect>
        <draw:rect draw:style-name="gr7" draw:text-style-name="P1" draw:layer="layout" svg:width="15.77cm" svg:height="0.585cm" svg:x="3.1cm" svg:y="1.825cm">
          <text:p/>
        </draw:rect>
        <draw:frame draw:style-name="gr8" draw:text-style-name="P2" draw:layer="layout" svg:width="15.249cm" svg:height="3.325cm" svg:x="3.274cm" svg:y="1.69cm">
          <draw:text-box>
            <text:p text:style-name="P2"><text:span text:style-name="T1"><text:s/></text:span><text:span text:style-name="T1">-1.00053921e+00 <text:s/></text:span><text:span text:style-name="T1"><text:tab/></text:span><text:span text:style-name="T1">-1.73648385e-18 <text:s/></text:span><text:span text:style-name="T1"><text:tab/></text:span><text:span text:style-name="T1">-1.16556185e-29 <text:s text:c="2"/></text:span><text:span text:style-name="T1"><text:tab/></text:span><text:span text:style-name="T1">1.07773047e+04</text:span></text:p>
            <text:p text:style-name="P2"><text:span text:style-name="T1"/></text:p>
            <text:p text:style-name="P2"><text:span text:style-name="T1"><text:s text:c="2"/></text:span><text:span text:style-name="T1">1.73716043e-04 <text:s text:c="2"/></text:span><text:span text:style-name="T1"><text:tab/></text:span><text:span text:style-name="T1"> 5.59444154e-19 <text:s text:c="2"/></text:span><text:span text:style-name="T1"><text:tab/></text:span><text:span text:style-name="T1"> 3.75509834e-30 <text:s/></text:span><text:span text:style-name="T1"><text:tab/></text:span><text:span text:style-name="T1">-3.47213141e+03</text:span></text:p>
            <text:p text:style-name="P2"><text:span text:style-name="T1"/></text:p>
            <text:p text:style-name="P2"><text:span text:style-name="T1"><text:s text:c="2"/></text:span><text:span text:style-name="T1">0.00000000e+00 <text:s text:c="2"/></text:span><text:span text:style-name="T1"><text:tab/></text:span><text:span text:style-name="T1"> 0.00000000e+00 </text:span><text:span text:style-name="T1"><text:tab/></text:span><text:span text:style-name="T1"> 1.00000000e+00</text:span><text:span text:style-name="T1"><text:tab/></text:span><text:span text:style-name="T1"> 0.00000000e+00</text:span></text:p>
            <text:p text:style-name="P2"><text:span text:style-name="T1"/></text:p>
            <text:p text:style-name="P2"><text:span text:style-name="T1"><text:s/></text:span><text:span text:style-name="T1">-4.07429839e-08</text:span><text:span text:style-name="T1"><text:tab/></text:span><text:span text:style-name="T1"> -7.07114093e-26</text:span><text:span text:style-name="T1"><text:tab/></text:span><text:span text:style-name="T1"> <text:s/>1.08117867e-33</text:span><text:span text:style-name="T1"><text:tab/></text:span><text:span text:style-name="T1"> <text:s/>-9.99706021e-01</text:span></text:p>
          </draw:text-box>
        </draw:frame>
        <draw:frame draw:style-name="gr9" draw:text-style-name="P3" draw:layer="layout" svg:width="3.175cm" svg:height="0.806cm" svg:x="9.311cm" svg:y="0.349cm">
          <draw:text-box>
            <text:p text:style-name="P3"><text:span text:style-name="T2">inv(PS[0])</text:span></text:p>
          </draw:text-box>
        </draw:frame>
        <draw:frame draw:style-name="gr10" draw:text-style-name="P4" draw:layer="layout" svg:width="1.905cm" svg:height="2.376cm" svg:x="24.669cm" svg:y="2.194cm">
          <draw:text-box>
            <text:p text:style-name="P4"><text:span text:style-name="T3">=</text:span></text:p>
          </draw:text-box>
        </draw:frame>
        <draw:rect draw:style-name="gr11" draw:text-style-name="P1" draw:layer="layout" svg:width="3.175cm" svg:height="0.585cm" svg:x="27.765cm" svg:y="1.726cm">
          <text:p/>
        </draw:rect>
        <draw:rect draw:style-name="gr12" draw:text-style-name="P1" draw:layer="layout" svg:width="3.175cm" svg:height="0.585cm" svg:x="27.765cm" svg:y="2.596cm">
          <text:p/>
        </draw:rect>
        <draw:rect draw:style-name="gr13" draw:text-style-name="P1" draw:layer="layout" svg:width="3.175cm" svg:height="0.585cm" svg:x="27.765cm" svg:y="3.481cm">
          <text:p/>
        </draw:rect>
        <draw:rect draw:style-name="gr14" draw:text-style-name="P1" draw:layer="layout" svg:width="3.175cm" svg:height="0.585cm" svg:x="27.765cm" svg:y="4.326cm">
          <text:p/>
        </draw:rect>
        <draw:rect draw:style-name="gr1" draw:text-style-name="P1" draw:layer="layout" svg:width="3.275cm" svg:height="0.499cm" svg:x="27.611cm" svg:y="1.676cm">
          <text:p/>
        </draw:rect>
        <draw:rect draw:style-name="gr1" draw:text-style-name="P1" draw:layer="layout" svg:width="3.275cm" svg:height="0.499cm" svg:x="27.612cm" svg:y="2.577cm">
          <text:p/>
        </draw:rect>
        <draw:rect draw:style-name="gr1" draw:text-style-name="P1" draw:layer="layout" svg:width="3.275cm" svg:height="0.499cm" svg:x="27.612cm" svg:y="3.477cm">
          <text:p/>
        </draw:rect>
        <draw:rect draw:style-name="gr1" draw:text-style-name="P1" draw:layer="layout" svg:width="3.275cm" svg:height="0.499cm" svg:x="27.612cm" svg:y="4.377cm">
          <text:p/>
        </draw:rect>
        <draw:frame draw:style-name="gr15" draw:text-style-name="P2" draw:layer="layout" svg:width="4.085cm" svg:height="3.327cm" svg:x="27.49cm" svg:y="1.657cm">
          <draw:text-box>
            <text:p text:style-name="P2">2.89366749e+03 <text:s/></text:p>
            <text:p text:style-name="P2"/>
            <text:p text:style-name="P2">-9.32254814e+02 <text:s text:c="2"/></text:p>
            <text:p text:style-name="P2"/>
            <text:p text:style-name="P2">2.41561268e+27 <text:s text:c="2"/></text:p>
            <text:p text:style-name="P2"/>
            <text:p text:style-name="P2">1.12123450e-04</text:p>
          </draw:text-box>
        </draw:frame>
        <draw:frame draw:style-name="gr16" draw:text-style-name="P3" draw:layer="layout" svg:width="1.904cm" svg:height="0.806cm" svg:x="28.496cm" svg:y="0.581cm">
          <draw:text-box>
            <text:p text:style-name="P3"><text:span text:style-name="T2">PA[0]</text:span></text:p>
          </draw:text-box>
        </draw:frame>
        <draw:frame draw:style-name="gr17" draw:text-style-name="P5" draw:layer="layout" svg:width="15.339cm" svg:height="0.683cm" svg:x="2.839cm" svg:y="8.025cm">
          <draw:text-box>
            <text:p text:style-name="P5"><text:span text:style-name="T4"><text:s text:c="2"/></text:span><text:span text:style-name="T4">1.19566917e-04</text:span><text:span text:style-name="T4"><text:tab/></text:span><text:span text:style-name="T4">-1.66635934e+21</text:span><text:span text:style-name="T4"><text:tab/></text:span><text:span text:style-name="T4">2.41561268e+27</text:span><text:span text:style-name="T4"><text:tab/></text:span><text:span text:style-name="T4">8.32131790e-06</text:span></text:p>
          </draw:text-box>
        </draw:frame>
        <draw:frame draw:style-name="gr18" draw:text-style-name="P6" draw:layer="layout" svg:width="15.29cm" svg:height="0.684cm" svg:x="2.76cm" svg:y="7.196cm">
          <draw:text-box>
            <text:p text:style-name="P6"><text:span text:style-name="T5"><text:s/></text:span><text:span text:style-name="T5">-1.00053921e+00 <text:s/></text:span><text:span text:style-name="T6"><text:tab/></text:span><text:span text:style-name="T7">-1.73648385e-18 <text:s/></text:span><text:span text:style-name="T6"><text:tab/></text:span><text:span text:style-name="T7">-1.16556185e-29 <text:s text:c="2"/></text:span><text:span text:style-name="T6"><text:tab/></text:span><text:span text:style-name="T7">1.07773047e+04</text:span></text:p>
          </draw:text-box>
        </draw:frame>
        <draw:line draw:style-name="gr19" draw:text-style-name="P1" draw:layer="layout" svg:x1="1.54cm" svg:y1="8.66cm" svg:x2="19.32cm" svg:y2="8.66cm">
          <text:p/>
        </draw:line>
        <draw:frame draw:style-name="gr3" draw:text-style-name="P7" draw:layer="layout" svg:width="1.27cm" svg:height="1.352cm" svg:x="1.705cm" svg:y="7.57cm">
          <draw:text-box>
            <text:p text:style-name="P7"><text:span text:style-name="T8">x</text:span></text:p>
          </draw:text-box>
        </draw:frame>
        <draw:line draw:style-name="gr20" draw:text-style-name="P1" draw:layer="layout" svg:x1="6.62cm" svg:y1="6.69cm" svg:x2="6.62cm" svg:y2="10.065cm">
          <text:p/>
        </draw:line>
        <draw:line draw:style-name="gr20" draw:text-style-name="P1" draw:layer="layout" svg:x1="10.22cm" svg:y1="6.69cm" svg:x2="10.22cm" svg:y2="10.065cm">
          <text:p/>
        </draw:line>
        <draw:line draw:style-name="gr20" draw:text-style-name="P1" draw:layer="layout" svg:x1="14.02cm" svg:y1="6.69cm" svg:x2="14.02cm" svg:y2="10.065cm">
          <text:p/>
        </draw:line>
        <draw:line draw:style-name="gr20" draw:text-style-name="P1" draw:layer="layout" svg:x1="17.72cm" svg:y1="6.69cm" svg:x2="17.72cm" svg:y2="10.065cm">
          <text:p/>
        </draw:line>
        <draw:line draw:style-name="gr20" draw:text-style-name="P1" draw:layer="layout" svg:x1="3.02cm" svg:y1="6.69cm" svg:x2="3.02cm" svg:y2="10.065cm">
          <text:p/>
        </draw:line>
        <draw:frame draw:style-name="gr3" draw:text-style-name="P8" draw:layer="layout" svg:width="1.27cm" svg:height="1.352cm" svg:x="6.115cm" svg:y="8.735cm">
          <draw:text-box>
            <text:p text:style-name="P8"><text:span text:style-name="T9">+</text:span></text:p>
          </draw:text-box>
        </draw:frame>
        <draw:frame draw:style-name="gr3" draw:text-style-name="P7" draw:layer="layout" svg:width="1.27cm" svg:height="1.352cm" svg:x="9.715cm" svg:y="8.7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3.515cm" svg:y="8.735cm">
          <draw:text-box>
            <text:p text:style-name="P7"><text:span text:style-name="T8">+</text:span></text:p>
          </draw:text-box>
        </draw:frame>
        <draw:frame draw:style-name="gr21" draw:text-style-name="P9" draw:layer="layout" svg:width="1.905cm" svg:height="1.276cm" svg:x="18.27cm" svg:y="8.894cm">
          <draw:text-box>
            <text:p text:style-name="P9"><text:span text:style-name="T10">=</text:span></text:p>
          </draw:text-box>
        </draw:frame>
        <draw:frame draw:style-name="gr17" draw:text-style-name="P5" draw:layer="layout" svg:width="15.339cm" svg:height="0.683cm" svg:x="2.811cm" svg:y="13.025cm">
          <draw:text-box>
            <text:p text:style-name="P5"><text:span text:style-name="T4"><text:s text:c="2"/></text:span><text:span text:style-name="T4">1.19566917e-04</text:span><text:span text:style-name="T4"><text:tab/></text:span><text:span text:style-name="T4">-1.66635934e+21</text:span><text:span text:style-name="T4"><text:tab/></text:span><text:span text:style-name="T4">2.41561268e+27</text:span><text:span text:style-name="T4"><text:tab/></text:span><text:span text:style-name="T4">8.32131790e-06</text:span></text:p>
          </draw:text-box>
        </draw:frame>
        <draw:line draw:style-name="gr19" draw:text-style-name="P1" draw:layer="layout" svg:x1="1.541cm" svg:y1="13.66cm" svg:x2="19.321cm" svg:y2="13.66cm">
          <text:p/>
        </draw:line>
        <draw:frame draw:style-name="gr3" draw:text-style-name="P7" draw:layer="layout" svg:width="1.27cm" svg:height="1.352cm" svg:x="1.706cm" svg:y="12.57cm">
          <draw:text-box>
            <text:p text:style-name="P7"><text:span text:style-name="T8">x</text:span></text:p>
          </draw:text-box>
        </draw:frame>
        <draw:line draw:style-name="gr20" draw:text-style-name="P1" draw:layer="layout" svg:x1="6.621cm" svg:y1="11.69cm" svg:x2="6.621cm" svg:y2="15.065cm">
          <text:p/>
        </draw:line>
        <draw:line draw:style-name="gr20" draw:text-style-name="P1" draw:layer="layout" svg:x1="10.221cm" svg:y1="11.69cm" svg:x2="10.221cm" svg:y2="15.065cm">
          <text:p/>
        </draw:line>
        <draw:line draw:style-name="gr20" draw:text-style-name="P1" draw:layer="layout" svg:x1="14.021cm" svg:y1="11.69cm" svg:x2="14.021cm" svg:y2="15.065cm">
          <text:p/>
        </draw:line>
        <draw:line draw:style-name="gr20" draw:text-style-name="P1" draw:layer="layout" svg:x1="17.721cm" svg:y1="11.69cm" svg:x2="17.721cm" svg:y2="15.065cm">
          <text:p/>
        </draw:line>
        <draw:line draw:style-name="gr20" draw:text-style-name="P1" draw:layer="layout" svg:x1="3.021cm" svg:y1="11.69cm" svg:x2="3.021cm" svg:y2="15.065cm">
          <text:p/>
        </draw:line>
        <draw:frame draw:style-name="gr3" draw:text-style-name="P8" draw:layer="layout" svg:width="1.27cm" svg:height="1.352cm" svg:x="6.116cm" svg:y="13.735cm">
          <draw:text-box>
            <text:p text:style-name="P8"><text:span text:style-name="T9">+</text:span></text:p>
          </draw:text-box>
        </draw:frame>
        <draw:frame draw:style-name="gr3" draw:text-style-name="P7" draw:layer="layout" svg:width="1.27cm" svg:height="1.352cm" svg:x="9.716cm" svg:y="13.7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3.516cm" svg:y="13.735cm">
          <draw:text-box>
            <text:p text:style-name="P7"><text:span text:style-name="T8">+</text:span></text:p>
          </draw:text-box>
        </draw:frame>
        <draw:frame draw:style-name="gr21" draw:text-style-name="P9" draw:layer="layout" svg:width="1.905cm" svg:height="1.276cm" svg:x="18.271cm" svg:y="13.894cm">
          <draw:text-box>
            <text:p text:style-name="P9"><text:span text:style-name="T10">=</text:span></text:p>
          </draw:text-box>
        </draw:frame>
        <draw:frame draw:style-name="gr17" draw:text-style-name="P5" draw:layer="layout" svg:width="15.339cm" svg:height="0.683cm" svg:x="2.811cm" svg:y="18.025cm">
          <draw:text-box>
            <text:p text:style-name="P5"><text:span text:style-name="T4"><text:s text:c="2"/></text:span><text:span text:style-name="T4">1.19566917e-04</text:span><text:span text:style-name="T4"><text:tab/></text:span><text:span text:style-name="T4">-1.66635934e+21</text:span><text:span text:style-name="T4"><text:tab/></text:span><text:span text:style-name="T4">2.41561268e+27</text:span><text:span text:style-name="T4"><text:tab/></text:span><text:span text:style-name="T4">8.32131790e-06</text:span></text:p>
          </draw:text-box>
        </draw:frame>
        <draw:line draw:style-name="gr19" draw:text-style-name="P1" draw:layer="layout" svg:x1="1.541cm" svg:y1="18.66cm" svg:x2="19.321cm" svg:y2="18.66cm">
          <text:p/>
        </draw:line>
        <draw:frame draw:style-name="gr3" draw:text-style-name="P7" draw:layer="layout" svg:width="1.27cm" svg:height="1.352cm" svg:x="1.706cm" svg:y="17.57cm">
          <draw:text-box>
            <text:p text:style-name="P7"><text:span text:style-name="T8">x</text:span></text:p>
          </draw:text-box>
        </draw:frame>
        <draw:line draw:style-name="gr20" draw:text-style-name="P1" draw:layer="layout" svg:x1="6.621cm" svg:y1="16.69cm" svg:x2="6.621cm" svg:y2="20.065cm">
          <text:p/>
        </draw:line>
        <draw:line draw:style-name="gr20" draw:text-style-name="P1" draw:layer="layout" svg:x1="10.221cm" svg:y1="16.69cm" svg:x2="10.221cm" svg:y2="20.065cm">
          <text:p/>
        </draw:line>
        <draw:line draw:style-name="gr20" draw:text-style-name="P1" draw:layer="layout" svg:x1="14.021cm" svg:y1="16.69cm" svg:x2="14.021cm" svg:y2="20.065cm">
          <text:p/>
        </draw:line>
        <draw:line draw:style-name="gr20" draw:text-style-name="P1" draw:layer="layout" svg:x1="17.721cm" svg:y1="16.69cm" svg:x2="17.721cm" svg:y2="20.065cm">
          <text:p/>
        </draw:line>
        <draw:line draw:style-name="gr20" draw:text-style-name="P1" draw:layer="layout" svg:x1="3.021cm" svg:y1="16.69cm" svg:x2="3.021cm" svg:y2="20.065cm">
          <text:p/>
        </draw:line>
        <draw:frame draw:style-name="gr3" draw:text-style-name="P8" draw:layer="layout" svg:width="1.27cm" svg:height="1.352cm" svg:x="6.116cm" svg:y="18.735cm">
          <draw:text-box>
            <text:p text:style-name="P8"><text:span text:style-name="T9">+</text:span></text:p>
          </draw:text-box>
        </draw:frame>
        <draw:frame draw:style-name="gr3" draw:text-style-name="P7" draw:layer="layout" svg:width="1.27cm" svg:height="1.352cm" svg:x="9.716cm" svg:y="18.7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3.516cm" svg:y="18.735cm">
          <draw:text-box>
            <text:p text:style-name="P7"><text:span text:style-name="T8">+</text:span></text:p>
          </draw:text-box>
        </draw:frame>
        <draw:frame draw:style-name="gr21" draw:text-style-name="P9" draw:layer="layout" svg:width="1.905cm" svg:height="1.276cm" svg:x="18.271cm" svg:y="18.894cm">
          <draw:text-box>
            <text:p text:style-name="P9"><text:span text:style-name="T10">=</text:span></text:p>
          </draw:text-box>
        </draw:frame>
        <draw:frame draw:style-name="gr17" draw:text-style-name="P5" draw:layer="layout" svg:width="15.339cm" svg:height="0.683cm" svg:x="2.74cm" svg:y="22.925cm">
          <draw:text-box>
            <text:p text:style-name="P5"><text:span text:style-name="T4"><text:s text:c="2"/></text:span><text:span text:style-name="T4">1.19566917e-04</text:span><text:span text:style-name="T4"><text:tab/></text:span><text:span text:style-name="T4">-1.66635934e+21</text:span><text:span text:style-name="T4"><text:tab/></text:span><text:span text:style-name="T4">2.41561268e+27</text:span><text:span text:style-name="T4"><text:tab/></text:span><text:span text:style-name="T4">8.32131790e-06</text:span></text:p>
          </draw:text-box>
        </draw:frame>
        <draw:line draw:style-name="gr19" draw:text-style-name="P1" draw:layer="layout" svg:x1="1.47cm" svg:y1="23.56cm" svg:x2="19.25cm" svg:y2="23.56cm">
          <text:p/>
        </draw:line>
        <draw:frame draw:style-name="gr3" draw:text-style-name="P7" draw:layer="layout" svg:width="1.27cm" svg:height="1.352cm" svg:x="1.635cm" svg:y="22.47cm">
          <draw:text-box>
            <text:p text:style-name="P7"><text:span text:style-name="T8">x</text:span></text:p>
          </draw:text-box>
        </draw:frame>
        <draw:line draw:style-name="gr20" draw:text-style-name="P1" draw:layer="layout" svg:x1="6.55cm" svg:y1="21.59cm" svg:x2="6.55cm" svg:y2="24.965cm">
          <text:p/>
        </draw:line>
        <draw:line draw:style-name="gr20" draw:text-style-name="P1" draw:layer="layout" svg:x1="10.15cm" svg:y1="21.59cm" svg:x2="10.15cm" svg:y2="24.965cm">
          <text:p/>
        </draw:line>
        <draw:line draw:style-name="gr20" draw:text-style-name="P1" draw:layer="layout" svg:x1="13.95cm" svg:y1="21.59cm" svg:x2="13.95cm" svg:y2="24.965cm">
          <text:p/>
        </draw:line>
        <draw:line draw:style-name="gr20" draw:text-style-name="P1" draw:layer="layout" svg:x1="17.65cm" svg:y1="21.59cm" svg:x2="17.65cm" svg:y2="24.965cm">
          <text:p/>
        </draw:line>
        <draw:line draw:style-name="gr20" draw:text-style-name="P1" draw:layer="layout" svg:x1="2.95cm" svg:y1="21.59cm" svg:x2="2.95cm" svg:y2="24.965cm">
          <text:p/>
        </draw:line>
        <draw:frame draw:style-name="gr3" draw:text-style-name="P8" draw:layer="layout" svg:width="1.27cm" svg:height="1.352cm" svg:x="6.045cm" svg:y="23.635cm">
          <draw:text-box>
            <text:p text:style-name="P8"><text:span text:style-name="T9">+</text:span></text:p>
          </draw:text-box>
        </draw:frame>
        <draw:frame draw:style-name="gr3" draw:text-style-name="P7" draw:layer="layout" svg:width="1.27cm" svg:height="1.352cm" svg:x="9.645cm" svg:y="23.6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3.445cm" svg:y="23.635cm">
          <draw:text-box>
            <text:p text:style-name="P7"><text:span text:style-name="T8">+</text:span></text:p>
          </draw:text-box>
        </draw:frame>
        <draw:frame draw:style-name="gr21" draw:text-style-name="P9" draw:layer="layout" svg:width="1.905cm" svg:height="1.276cm" svg:x="18.2cm" svg:y="23.794cm">
          <draw:text-box>
            <text:p text:style-name="P9"><text:span text:style-name="T10">=</text:span></text:p>
          </draw:text-box>
        </draw:frame>
        <draw:frame draw:style-name="gr22" draw:text-style-name="P6" draw:layer="layout" svg:width="14.984cm" svg:height="0.684cm" svg:x="2.896cm" svg:y="12.344cm">
          <draw:text-box>
            <text:p text:style-name="P6"><text:span text:style-name="T5"><text:s text:c="2"/></text:span><text:span text:style-name="T5">1.73716043e-04 <text:s text:c="2"/></text:span><text:span text:style-name="T6"><text:tab/></text:span><text:span text:style-name="T7">5.59444154e-19</text:span><text:span text:style-name="T7"><text:tab/></text:span><text:span text:style-name="T7">3.75509834e-30 <text:s text:c="6"/></text:span><text:span text:style-name="T7">-3.47213141e+03</text:span></text:p>
          </draw:text-box>
        </draw:frame>
        <draw:frame draw:style-name="gr23" draw:text-style-name="P10" draw:layer="layout" svg:width="14.605cm" svg:height="0.684cm" svg:x="3.175cm" svg:y="17.244cm">
          <draw:text-box>
            <text:p text:style-name="P10"><text:span text:style-name="T5">0.00000000e+00 <text:s text:c="4"/></text:span><text:span text:style-name="T7">0.00000000e+00 <text:s text:c="7"/>1</text:span><text:span text:style-name="T7">.00000000e+00 <text:s text:c="6"/></text:span><text:span text:style-name="T7">0.00000000e+00</text:span></text:p>
          </draw:text-box>
        </draw:frame>
        <draw:frame draw:style-name="gr24" draw:text-style-name="P6" draw:layer="layout" svg:width="15.103cm" svg:height="0.684cm" svg:x="2.837cm" svg:y="22.257cm">
          <draw:text-box>
            <text:p text:style-name="P6"><text:span text:style-name="T5"><text:s/></text:span><text:span text:style-name="T5">-4.07429839e-08</text:span><text:span text:style-name="T5"><text:tab/></text:span><text:span text:style-name="T6">-</text:span><text:span text:style-name="T7">7.07114093e-26</text:span><text:span text:style-name="T7"><text:tab/></text:span><text:span text:style-name="T7">1.08117867e-33</text:span><text:span text:style-name="T7"><text:tab/></text:span><text:span text:style-name="T7">-9.99706021e-01</text:span></text:p>
          </draw:text-box>
        </draw:frame>
        <draw:frame draw:style-name="gr25" draw:text-style-name="P2" draw:layer="layout" svg:width="3.596cm" svg:height="0.963cm" svg:x="2.954cm" svg:y="9.116cm">
          <draw:text-box>
            <text:p text:style-name="P2"><text:span text:style-name="T1">-0.000119631388</text:span></text:p>
          </draw:text-box>
        </draw:frame>
        <draw:frame draw:style-name="gr25" draw:text-style-name="P2" draw:layer="layout" svg:width="3.708cm" svg:height="0.963cm" svg:x="6.842cm" svg:y="9.116cm">
          <draw:text-box>
            <text:p text:style-name="P2"><text:span text:style-name="T1">2893.60608578</text:span></text:p>
          </draw:text-box>
        </draw:frame>
        <draw:frame draw:style-name="gr25" draw:text-style-name="P2" draw:layer="layout" svg:width="3.688cm" svg:height="0.963cm" svg:x="10.382cm" svg:y="9.116cm">
          <draw:text-box>
            <text:p text:style-name="P2"><text:span text:style-name="T1">-0.028155459784</text:span></text:p>
          </draw:text-box>
        </draw:frame>
        <draw:frame draw:style-name="gr25" draw:text-style-name="P2" draw:layer="layout" svg:width="3.427cm" svg:height="0.963cm" svg:x="14.288cm" svg:y="9.116cm">
          <draw:text-box>
            <text:p text:style-name="P2"><text:span text:style-name="T1">0.089681378469</text:span></text:p>
          </draw:text-box>
        </draw:frame>
        <draw:frame draw:style-name="gr26" draw:text-style-name="P2" draw:layer="layout" svg:width="4.78cm" svg:height="0.683cm" svg:x="20.285cm" svg:y="9.256cm">
          <draw:text-box>
            <text:p text:style-name="P2">2893.6674920672967</text:p>
          </draw:text-box>
        </draw:frame>
        <draw:frame draw:style-name="gr27" draw:text-style-name="P2" draw:layer="layout" svg:width="3.35cm" svg:height="0.683cm" svg:x="3cm" svg:y="14.163cm">
          <draw:text-box>
            <text:p text:style-name="P2"><text:span text:style-name="T1">2.07706917e-08</text:span></text:p>
          </draw:text-box>
        </draw:frame>
        <draw:frame draw:style-name="gr28" draw:text-style-name="P2" draw:layer="layout" svg:width="2.54cm" svg:height="0.683cm" svg:x="3.81cm" svg:y="21.542cm">
          <draw:text-box>
            <text:p text:style-name="P2"><text:span text:style-name="T1">-932.23499</text:span></text:p>
          </draw:text-box>
        </draw:frame>
        <draw:frame draw:style-name="gr29" draw:text-style-name="P2" draw:layer="layout" svg:width="3.005cm" svg:height="0.683cm" svg:x="10.795cm" svg:y="14.163cm">
          <draw:text-box>
            <text:p text:style-name="P2"><text:span text:style-name="T1">0.009070863</text:span></text:p>
          </draw:text-box>
        </draw:frame>
        <draw:frame draw:style-name="gr30" draw:text-style-name="P2" draw:layer="layout" svg:width="3.175cm" svg:height="0.683cm" svg:x="14.705cm" svg:y="14.163cm">
          <draw:text-box>
            <text:p text:style-name="P2"><text:span text:style-name="T1">-0.0288927</text:span></text:p>
          </draw:text-box>
        </draw:frame>
        <draw:frame draw:style-name="gr31" draw:text-style-name="P2" draw:layer="layout" svg:width="4.193cm" svg:height="0.683cm" svg:x="20.285cm" svg:y="14.163cm">
          <draw:text-box>
            <text:p text:style-name="P2">-932.254811816</text:p>
          </draw:text-box>
        </draw:frame>
        <draw:frame draw:style-name="gr9" draw:text-style-name="P2" draw:layer="layout" svg:width="0.635cm" svg:height="0.683cm" svg:x="3.81cm" svg:y="19.143cm">
          <draw:text-box>
            <text:p text:style-name="P2"><text:span text:style-name="T1">0</text:span></text:p>
          </draw:text-box>
        </draw:frame>
        <draw:frame draw:style-name="gr9" draw:text-style-name="P2" draw:layer="layout" svg:width="0.635cm" svg:height="0.683cm" svg:x="7.811cm" svg:y="19.143cm">
          <draw:text-box>
            <text:p text:style-name="P2"><text:span text:style-name="T1">0</text:span></text:p>
          </draw:text-box>
        </draw:frame>
        <draw:frame draw:style-name="gr9" draw:text-style-name="P2" draw:layer="layout" svg:width="0.635cm" svg:height="0.683cm" svg:x="15.511cm" svg:y="19.143cm">
          <draw:text-box>
            <text:p text:style-name="P2"><text:span text:style-name="T1">0</text:span></text:p>
          </draw:text-box>
        </draw:frame>
        <draw:frame draw:style-name="gr32" draw:text-style-name="P5" draw:layer="layout" svg:width="3.427cm" svg:height="0.684cm" svg:x="10.487cm" svg:y="19.142cm">
          <draw:text-box>
            <text:p text:style-name="P5"><text:span text:style-name="T5">2.41561268e+27</text:span></text:p>
          </draw:text-box>
        </draw:frame>
        <draw:frame draw:style-name="gr33" draw:text-style-name="P5" draw:layer="layout" svg:width="3.427cm" svg:height="0.684cm" svg:x="20.285cm" svg:y="19.142cm">
          <draw:text-box>
            <text:p text:style-name="P5"><text:span text:style-name="T5">2.41561268e+27</text:span></text:p>
          </draw:text-box>
        </draw:frame>
        <draw:frame draw:style-name="gr34" draw:text-style-name="P2" draw:layer="layout" svg:width="3.456cm" svg:height="0.683cm" svg:x="2.894cm" svg:y="23.992cm">
          <draw:text-box>
            <text:p text:style-name="P2"><text:span text:style-name="T1">-4.87151297e-12</text:span></text:p>
          </draw:text-box>
        </draw:frame>
        <draw:frame draw:style-name="gr34" draw:text-style-name="P2" draw:layer="layout" svg:width="2.735cm" svg:height="0.683cm" svg:x="6.99cm" svg:y="23.992cm">
          <draw:text-box>
            <text:p text:style-name="P2"><text:span text:style-name="T1">0.00011783</text:span></text:p>
          </draw:text-box>
        </draw:frame>
        <draw:frame draw:style-name="gr28" draw:text-style-name="P2" draw:layer="layout" svg:width="3.461cm" svg:height="0.683cm" svg:x="10.609cm" svg:y="23.992cm">
          <draw:text-box>
            <text:p text:style-name="P2"><text:span text:style-name="T1">2.6117089e-06</text:span></text:p>
          </draw:text-box>
        </draw:frame>
        <draw:frame draw:style-name="gr35" draw:text-style-name="P2" draw:layer="layout" svg:width="3.71cm" svg:height="0.763cm" svg:x="14.27cm" svg:y="23.952cm">
          <draw:text-box>
            <text:p text:style-name="P2"><text:span text:style-name="T1">-8.3188716e-06</text:span></text:p>
          </draw:text-box>
        </draw:frame>
        <draw:frame draw:style-name="gr36" draw:text-style-name="P2" draw:layer="layout" svg:width="4.499cm" svg:height="0.683cm" svg:x="20.285cm" svg:y="23.992cm">
          <draw:text-box>
            <text:p text:style-name="P2"><text:span text:style-name="T1">0.000112122832428</text:span></text:p>
          </draw:text-box>
        </draw:frame>
      </draw:page>
      <draw:page draw:name="page2" draw:style-name="dp1" draw:master-page-name="Default">
        <draw:rect draw:style-name="gr11" draw:text-style-name="P1" draw:layer="layout" svg:width="3.175cm" svg:height="0.585cm" svg:x="27.866cm" svg:y="1.628cm">
          <text:p/>
        </draw:rect>
        <draw:rect draw:style-name="gr12" draw:text-style-name="P1" draw:layer="layout" svg:width="3.175cm" svg:height="0.585cm" svg:x="27.866cm" svg:y="2.498cm">
          <text:p/>
        </draw:rect>
        <draw:rect draw:style-name="gr13" draw:text-style-name="P1" draw:layer="layout" svg:width="3.175cm" svg:height="0.585cm" svg:x="27.866cm" svg:y="3.383cm">
          <text:p/>
        </draw:rect>
        <draw:rect draw:style-name="gr14" draw:text-style-name="P1" draw:layer="layout" svg:width="3.175cm" svg:height="0.585cm" svg:x="27.866cm" svg:y="4.228cm">
          <text:p/>
        </draw:rect>
        <draw:rect draw:style-name="gr4" draw:text-style-name="P1" draw:layer="layout" svg:width="15.77cm" svg:height="0.585cm" svg:x="3.206cm" svg:y="4.227cm">
          <text:p/>
        </draw:rect>
        <draw:rect draw:style-name="gr5" draw:text-style-name="P1" draw:layer="layout" svg:width="15.77cm" svg:height="0.585cm" svg:x="3.206cm" svg:y="3.382cm">
          <text:p/>
        </draw:rect>
        <draw:rect draw:style-name="gr6" draw:text-style-name="P1" draw:layer="layout" svg:width="15.77cm" svg:height="0.585cm" svg:x="3.201cm" svg:y="2.497cm">
          <text:p/>
        </draw:rect>
        <draw:rect draw:style-name="gr7" draw:text-style-name="P1" draw:layer="layout" svg:width="15.77cm" svg:height="0.585cm" svg:x="3.201cm" svg:y="1.727cm">
          <text:p/>
        </draw:rect>
        <draw:rect draw:style-name="gr1" draw:text-style-name="P1" draw:layer="layout" svg:width="3.275cm" svg:height="4.545cm" svg:x="19.811cm" svg:y="1.077cm">
          <text:p/>
        </draw:rect>
        <draw:frame draw:style-name="gr2" draw:text-style-name="P2" draw:layer="layout" svg:width="4.506cm" svg:height="3.325cm" svg:x="19.435cm" svg:y="1.717cm">
          <draw:text-box>
            <text:p text:style-name="P2"><text:s/>1.20401000e-04 <text:s/></text:p>
            <text:p text:style-name="P2"/>
            <text:p text:style-name="P2"><text:s/>5.71006000e+22 <text:s text:c="2"/></text:p>
            <text:p text:style-name="P2"/>
            <text:p text:style-name="P2"><text:s/>2.41561000e+27 <text:s/></text:p>
            <text:p text:style-name="P2"/>
            <text:p text:style-name="P2">-3.08252000e-03</text:p>
          </draw:text-box>
        </draw:frame>
        <draw:frame draw:style-name="gr3" draw:text-style-name="P3" draw:layer="layout" svg:width="3.218cm" svg:height="1.27cm" svg:x="20.079cm" svg:y="0.48cm">
          <draw:text-box>
            <text:p text:style-name="P3"><text:span text:style-name="T2">HSum[0]</text:span></text:p>
          </draw:text-box>
        </draw:frame>
        <draw:frame draw:style-name="gr37" draw:text-style-name="P5" draw:layer="layout" svg:width="15.205cm" svg:height="0.683cm" svg:x="3.73cm" svg:y="7.662cm">
          <draw:text-box>
            <text:p text:style-name="P5"><text:span text:style-name="T4"><text:s/></text:span><text:span text:style-name="T4">1.20401000e-04</text:span><text:span text:style-name="T4"><text:tab/></text:span><text:span text:style-name="T4"> <text:s/>5.71006000e+22 <text:s text:c="3"/></text:span><text:span text:style-name="T4"><text:tab/></text:span><text:span text:style-name="T4">2.41561000e+27</text:span><text:span text:style-name="T4"><text:tab/></text:span>-3.08252000e-03</text:p>
          </draw:text-box>
        </draw:frame>
        <draw:frame draw:style-name="gr37" draw:text-style-name="P5" draw:layer="layout" svg:width="15.205cm" svg:height="0.683cm" svg:x="3.831cm" svg:y="12.663cm">
          <draw:text-box>
            <text:p text:style-name="P5"><text:span text:style-name="T4"><text:s/></text:span><text:span text:style-name="T4">1.20401000e-04</text:span><text:span text:style-name="T4"><text:tab/></text:span><text:span text:style-name="T4"> <text:s/>5.71006000e+22 <text:s text:c="3"/></text:span><text:span text:style-name="T4"><text:tab/></text:span><text:span text:style-name="T4">2.41561000e+27</text:span><text:span text:style-name="T4"><text:tab/></text:span>-3.08252000e-03</text:p>
          </draw:text-box>
        </draw:frame>
        <draw:frame draw:style-name="gr37" draw:text-style-name="P5" draw:layer="layout" svg:width="15.205cm" svg:height="0.683cm" svg:x="3.731cm" svg:y="17.963cm">
          <draw:text-box>
            <text:p text:style-name="P5"><text:span text:style-name="T4"><text:s/></text:span><text:span text:style-name="T4">1.20401000e-04</text:span><text:span text:style-name="T4"><text:tab/></text:span><text:span text:style-name="T4"> <text:s/>5.71006000e+22 <text:s text:c="3"/></text:span><text:span text:style-name="T4"><text:tab/></text:span><text:span text:style-name="T4">2.41561000e+27</text:span><text:span text:style-name="T4"><text:tab/></text:span>-3.08252000e-03</text:p>
          </draw:text-box>
        </draw:frame>
        <draw:frame draw:style-name="gr37" draw:text-style-name="P5" draw:layer="layout" svg:width="15.205cm" svg:height="0.683cm" svg:x="3.731cm" svg:y="22.963cm">
          <draw:text-box>
            <text:p text:style-name="P5"><text:span text:style-name="T4"><text:s/></text:span><text:span text:style-name="T4">1.20401000e-04</text:span><text:span text:style-name="T4"><text:tab/></text:span><text:span text:style-name="T4"> <text:s/>5.71006000e+22 <text:s text:c="3"/></text:span><text:span text:style-name="T4"><text:tab/></text:span><text:span text:style-name="T4">2.41561000e+27</text:span><text:span text:style-name="T4"><text:tab/></text:span>-3.08252000e-03</text:p>
          </draw:text-box>
        </draw:frame>
        <draw:frame draw:style-name="gr38" draw:text-style-name="P2" draw:layer="layout" svg:width="3.987cm" svg:height="0.683cm" svg:x="3.933cm" svg:y="8.733cm">
          <draw:text-box>
            <text:p text:style-name="P2"><text:span text:style-name="T1">0.0001204643225</text:span></text:p>
          </draw:text-box>
        </draw:frame>
        <draw:frame draw:style-name="gr39" draw:text-style-name="P2" draw:layer="layout" svg:width="3.792cm" svg:height="0.683cm" svg:x="7.838cm" svg:y="8.733cm">
          <draw:text-box>
            <text:p text:style-name="P2"><text:span text:style-name="T1">98979.4927828</text:span></text:p>
          </draw:text-box>
        </draw:frame>
        <draw:frame draw:style-name="gr39" draw:text-style-name="P2" draw:layer="layout" svg:width="0.862cm" svg:height="0.683cm" svg:x="12.538cm" svg:y="8.733cm">
          <draw:text-box>
            <text:p text:style-name="P2"><text:span text:style-name="T1">0</text:span></text:p>
          </draw:text-box>
        </draw:frame>
        <draw:frame draw:style-name="gr39" draw:text-style-name="P2" draw:layer="layout" svg:width="3.812cm" svg:height="0.683cm" svg:x="15.238cm" svg:y="8.733cm">
          <draw:text-box>
            <text:p text:style-name="P2"><text:span text:style-name="T1">33.1603738148</text:span></text:p>
          </draw:text-box>
        </draw:frame>
        <draw:frame draw:style-name="gr40" draw:text-style-name="P2" draw:layer="layout" svg:width="3.81cm" svg:height="0.683cm" svg:x="21.09cm" svg:y="8.733cm">
          <draw:text-box>
            <text:p text:style-name="P2"><text:span text:style-name="T1">99012.6532771</text:span></text:p>
          </draw:text-box>
        </draw:frame>
        <draw:frame draw:style-name="gr41" draw:text-style-name="P2" draw:layer="layout" svg:width="3.388cm" svg:height="0.683cm" svg:x="3.997cm" svg:y="13.76cm">
          <draw:text-box>
            <text:p text:style-name="P2"><text:span text:style-name="T1">-2.0426242e-08</text:span></text:p>
          </draw:text-box>
        </draw:frame>
        <draw:frame draw:style-name="gr39" draw:text-style-name="P2" draw:layer="layout" svg:width="0.862cm" svg:height="0.683cm" svg:x="12.538cm" svg:y="13.76cm">
          <draw:text-box>
            <text:p text:style-name="P2"><text:span text:style-name="T1">0</text:span></text:p>
          </draw:text-box>
        </draw:frame>
        <draw:frame draw:style-name="gr39" draw:text-style-name="P2" draw:layer="layout" svg:width="0.862cm" svg:height="0.683cm" svg:x="12.638cm" svg:y="24.034cm">
          <draw:text-box>
            <text:p text:style-name="P2"><text:span text:style-name="T1">0</text:span></text:p>
          </draw:text-box>
        </draw:frame>
        <draw:frame draw:style-name="gr42" draw:text-style-name="P2" draw:layer="layout" svg:width="3.498cm" svg:height="0.683cm" svg:x="7.832cm" svg:y="13.76cm">
          <draw:text-box>
            <text:p text:style-name="P2"><text:span text:style-name="T1">-31928.1476616</text:span></text:p>
          </draw:text-box>
        </draw:frame>
        <draw:frame draw:style-name="gr39" draw:text-style-name="P2" draw:layer="layout" svg:width="0.862cm" svg:height="0.683cm" svg:x="16.538cm" svg:y="19.158cm">
          <draw:text-box>
            <text:p text:style-name="P2"><text:span text:style-name="T1">0</text:span></text:p>
          </draw:text-box>
        </draw:frame>
        <draw:frame draw:style-name="gr39" draw:text-style-name="P2" draw:layer="layout" svg:width="0.862cm" svg:height="0.683cm" svg:x="9.038cm" svg:y="19.158cm">
          <draw:text-box>
            <text:p text:style-name="P2"><text:span text:style-name="T1">0</text:span></text:p>
          </draw:text-box>
        </draw:frame>
        <draw:frame draw:style-name="gr39" draw:text-style-name="P2" draw:layer="layout" svg:width="0.862cm" svg:height="0.683cm" svg:x="4.938cm" svg:y="19.158cm">
          <draw:text-box>
            <text:p text:style-name="P2"><text:span text:style-name="T1">0</text:span></text:p>
          </draw:text-box>
        </draw:frame>
        <draw:frame draw:style-name="gr32" draw:text-style-name="P5" draw:layer="layout" svg:width="3.757cm" svg:height="0.684cm" svg:x="11.483cm" svg:y="19.157cm">
          <draw:text-box>
            <text:p text:style-name="P5"><text:span text:style-name="T5">-2.41561000e+27</text:span></text:p>
          </draw:text-box>
        </draw:frame>
        <draw:frame draw:style-name="gr43" draw:text-style-name="P5" draw:layer="layout" svg:width="3.757cm" svg:height="0.684cm" svg:x="21.09cm" svg:y="19.157cm">
          <draw:text-box>
            <text:p text:style-name="P5"><text:span text:style-name="T5">-2.41561000e+27</text:span></text:p>
          </draw:text-box>
        </draw:frame>
        <draw:frame draw:style-name="gr8" draw:text-style-name="P2" draw:layer="layout" svg:width="15.249cm" svg:height="3.325cm" svg:x="3.375cm" svg:y="1.592cm">
          <draw:text-box>
            <text:p text:style-name="P11"><text:span text:style-name="T5"><text:s text:c="2"/></text:span><text:span text:style-name="T5">1.00052593e+00</text:span><text:span text:style-name="T11"><text:tab/></text:span><text:span text:style-name="T5"> <text:s text:c="2"/>1.73342299e-18</text:span><text:span text:style-name="T11"><text:tab/></text:span><text:span text:style-name="T5"> <text:s text:c="2"/>-0.00000000e+00</text:span><text:span text:style-name="T11"><text:tab/></text:span><text:span text:style-name="T5"> <text:s/>-1.07575535e+04</text:span></text:p>
            <text:p text:style-name="P2"/>
            <text:p text:style-name="P2"><text:s/>-1.69651764e-04<text:tab/> <text:s/>-5.59156080e-19<text:tab/> <text:s text:c="2"/>-0.00000000e+00<text:tab/> <text:s text:c="2"/>3.47010019e+03</text:p>
            <text:p text:style-name="P2"/>
            <text:p text:style-name="P2"><text:s/>-0.00000000e+00<text:tab/> <text:s/>-0.00000000e+00 <text:s text:c="7"/>-1.00000000e+00<text:tab/> <text:s/>-0.00000000e+00</text:p>
            <text:p text:style-name="P2"/>
            <text:p text:style-name="P2"><text:s text:c="2"/>4.07274110e-08<text:tab/> <text:s text:c="2"/>7.05607203e-26 <text:s text:c="9"/>0.00000000e+00<text:tab/> <text:s text:c="2"/>9.99707124e-01</text:p>
          </draw:text-box>
        </draw:frame>
        <draw:frame draw:style-name="gr9" draw:text-style-name="P3" draw:layer="layout" svg:width="3.175cm" svg:height="0.806cm" svg:x="9.412cm" svg:y="0.251cm">
          <draw:text-box>
            <text:p text:style-name="P3"><text:span text:style-name="T2">inv(HS[0])</text:span></text:p>
          </draw:text-box>
        </draw:frame>
        <draw:frame draw:style-name="gr10" draw:text-style-name="P4" draw:layer="layout" svg:width="1.905cm" svg:height="2.376cm" svg:x="24.77cm" svg:y="2.096cm">
          <draw:text-box>
            <text:p text:style-name="P4"><text:span text:style-name="T3">=</text:span></text:p>
          </draw:text-box>
        </draw:frame>
        <draw:rect draw:style-name="gr1" draw:text-style-name="P1" draw:layer="layout" svg:width="3.275cm" svg:height="0.499cm" svg:x="27.712cm" svg:y="1.578cm">
          <text:p/>
        </draw:rect>
        <draw:rect draw:style-name="gr1" draw:text-style-name="P1" draw:layer="layout" svg:width="3.275cm" svg:height="0.499cm" svg:x="27.713cm" svg:y="2.479cm">
          <text:p/>
        </draw:rect>
        <draw:rect draw:style-name="gr1" draw:text-style-name="P1" draw:layer="layout" svg:width="3.275cm" svg:height="0.499cm" svg:x="27.713cm" svg:y="3.379cm">
          <text:p/>
        </draw:rect>
        <draw:rect draw:style-name="gr1" draw:text-style-name="P1" draw:layer="layout" svg:width="3.275cm" svg:height="0.499cm" svg:x="27.713cm" svg:y="4.279cm">
          <text:p/>
        </draw:rect>
        <draw:g>
          <draw:frame draw:style-name="gr15" draw:text-style-name="P2" draw:layer="layout" svg:width="4.084cm" svg:height="3.327cm" svg:x="27.591cm" svg:y="1.559cm">
            <draw:text-box>
              <text:p text:style-name="P2"><text:s text:c="2"/>9.90126533e+04 <text:s/></text:p>
              <text:p text:style-name="P2"/>
              <text:p text:style-name="P2">-3.19388443e+04 <text:s/></text:p>
              <text:p text:style-name="P2"/>
              <text:p text:style-name="P2">-2.41561000e+27 <text:s text:c="2"/></text:p>
              <text:p text:style-name="P2"/>
              <text:p text:style-name="P2"><text:s text:c="2"/>9.47442269e-04</text:p>
            </draw:text-box>
          </draw:frame>
          <draw:frame draw:style-name="gr16" draw:text-style-name="P3" draw:layer="layout" svg:width="1.801cm" svg:height="0.806cm" svg:x="28.732cm" svg:y="0.483cm">
            <draw:text-box>
              <text:p text:style-name="P3"><text:span text:style-name="T2">HA[0]</text:span></text:p>
            </draw:text-box>
          </draw:frame>
        </draw:g>
        <draw:line draw:style-name="gr19" draw:text-style-name="P1" draw:layer="layout" svg:x1="2.541cm" svg:y1="8.26cm" svg:x2="20.321cm" svg:y2="8.26cm">
          <text:p/>
        </draw:line>
        <draw:frame draw:style-name="gr3" draw:text-style-name="P7" draw:layer="layout" svg:width="1.27cm" svg:height="1.352cm" svg:x="2.706cm" svg:y="7.17cm">
          <draw:text-box>
            <text:p text:style-name="P7"><text:span text:style-name="T8">x</text:span></text:p>
          </draw:text-box>
        </draw:frame>
        <draw:line draw:style-name="gr20" draw:text-style-name="P1" draw:layer="layout" svg:x1="7.621cm" svg:y1="6.29cm" svg:x2="7.621cm" svg:y2="9.665cm">
          <text:p/>
        </draw:line>
        <draw:line draw:style-name="gr20" draw:text-style-name="P1" draw:layer="layout" svg:x1="11.221cm" svg:y1="6.29cm" svg:x2="11.221cm" svg:y2="9.665cm">
          <text:p/>
        </draw:line>
        <draw:line draw:style-name="gr20" draw:text-style-name="P1" draw:layer="layout" svg:x1="15.021cm" svg:y1="6.29cm" svg:x2="15.021cm" svg:y2="9.665cm">
          <text:p/>
        </draw:line>
        <draw:line draw:style-name="gr20" draw:text-style-name="P1" draw:layer="layout" svg:x1="18.721cm" svg:y1="6.29cm" svg:x2="18.721cm" svg:y2="9.665cm">
          <text:p/>
        </draw:line>
        <draw:line draw:style-name="gr20" draw:text-style-name="P1" draw:layer="layout" svg:x1="4.021cm" svg:y1="6.29cm" svg:x2="4.021cm" svg:y2="9.665cm">
          <text:p/>
        </draw:line>
        <draw:frame draw:style-name="gr21" draw:text-style-name="P9" draw:layer="layout" svg:width="1.905cm" svg:height="1.276cm" svg:x="19.271cm" svg:y="8.494cm">
          <draw:text-box>
            <text:p text:style-name="P9"><text:span text:style-name="T10">=</text:span></text:p>
          </draw:text-box>
        </draw:frame>
        <draw:line draw:style-name="gr19" draw:text-style-name="P1" draw:layer="layout" svg:x1="2.541cm" svg:y1="13.26cm" svg:x2="20.321cm" svg:y2="13.26cm">
          <text:p/>
        </draw:line>
        <draw:frame draw:style-name="gr3" draw:text-style-name="P7" draw:layer="layout" svg:width="1.27cm" svg:height="1.352cm" svg:x="2.706cm" svg:y="12.17cm">
          <draw:text-box>
            <text:p text:style-name="P7"><text:span text:style-name="T8">x</text:span></text:p>
          </draw:text-box>
        </draw:frame>
        <draw:line draw:style-name="gr20" draw:text-style-name="P1" draw:layer="layout" svg:x1="7.621cm" svg:y1="11.29cm" svg:x2="7.621cm" svg:y2="14.665cm">
          <text:p/>
        </draw:line>
        <draw:line draw:style-name="gr20" draw:text-style-name="P1" draw:layer="layout" svg:x1="11.221cm" svg:y1="11.29cm" svg:x2="11.221cm" svg:y2="14.665cm">
          <text:p/>
        </draw:line>
        <draw:line draw:style-name="gr20" draw:text-style-name="P1" draw:layer="layout" svg:x1="15.021cm" svg:y1="11.29cm" svg:x2="15.021cm" svg:y2="14.665cm">
          <text:p/>
        </draw:line>
        <draw:line draw:style-name="gr20" draw:text-style-name="P1" draw:layer="layout" svg:x1="18.721cm" svg:y1="11.29cm" svg:x2="18.721cm" svg:y2="14.665cm">
          <text:p/>
        </draw:line>
        <draw:line draw:style-name="gr20" draw:text-style-name="P1" draw:layer="layout" svg:x1="4.021cm" svg:y1="11.29cm" svg:x2="4.021cm" svg:y2="14.665cm">
          <text:p/>
        </draw:line>
        <draw:frame draw:style-name="gr21" draw:text-style-name="P9" draw:layer="layout" svg:width="1.905cm" svg:height="1.276cm" svg:x="19.271cm" svg:y="13.494cm">
          <draw:text-box>
            <text:p text:style-name="P9"><text:span text:style-name="T10">=</text:span></text:p>
          </draw:text-box>
        </draw:frame>
        <draw:line draw:style-name="gr19" draw:text-style-name="P1" draw:layer="layout" svg:x1="2.541cm" svg:y1="18.56cm" svg:x2="20.321cm" svg:y2="18.56cm">
          <text:p/>
        </draw:line>
        <draw:frame draw:style-name="gr3" draw:text-style-name="P7" draw:layer="layout" svg:width="1.27cm" svg:height="1.352cm" svg:x="2.706cm" svg:y="17.47cm">
          <draw:text-box>
            <text:p text:style-name="P7"><text:span text:style-name="T8">x</text:span></text:p>
          </draw:text-box>
        </draw:frame>
        <draw:line draw:style-name="gr20" draw:text-style-name="P1" draw:layer="layout" svg:x1="7.621cm" svg:y1="16.59cm" svg:x2="7.621cm" svg:y2="19.965cm">
          <text:p/>
        </draw:line>
        <draw:line draw:style-name="gr20" draw:text-style-name="P1" draw:layer="layout" svg:x1="11.221cm" svg:y1="16.59cm" svg:x2="11.221cm" svg:y2="19.965cm">
          <text:p/>
        </draw:line>
        <draw:line draw:style-name="gr20" draw:text-style-name="P1" draw:layer="layout" svg:x1="15.021cm" svg:y1="16.59cm" svg:x2="15.021cm" svg:y2="19.965cm">
          <text:p/>
        </draw:line>
        <draw:line draw:style-name="gr20" draw:text-style-name="P1" draw:layer="layout" svg:x1="18.721cm" svg:y1="16.59cm" svg:x2="18.721cm" svg:y2="19.965cm">
          <text:p/>
        </draw:line>
        <draw:line draw:style-name="gr20" draw:text-style-name="P1" draw:layer="layout" svg:x1="4.021cm" svg:y1="16.59cm" svg:x2="4.021cm" svg:y2="19.965cm">
          <text:p/>
        </draw:line>
        <draw:frame draw:style-name="gr21" draw:text-style-name="P9" draw:layer="layout" svg:width="1.905cm" svg:height="1.276cm" svg:x="19.271cm" svg:y="18.794cm">
          <draw:text-box>
            <text:p text:style-name="P9"><text:span text:style-name="T10">=</text:span></text:p>
          </draw:text-box>
        </draw:frame>
        <draw:line draw:style-name="gr19" draw:text-style-name="P1" draw:layer="layout" svg:x1="2.541cm" svg:y1="23.56cm" svg:x2="20.321cm" svg:y2="23.56cm">
          <text:p/>
        </draw:line>
        <draw:frame draw:style-name="gr3" draw:text-style-name="P7" draw:layer="layout" svg:width="1.27cm" svg:height="1.352cm" svg:x="2.706cm" svg:y="22.47cm">
          <draw:text-box>
            <text:p text:style-name="P7"><text:span text:style-name="T8">x</text:span></text:p>
          </draw:text-box>
        </draw:frame>
        <draw:line draw:style-name="gr20" draw:text-style-name="P1" draw:layer="layout" svg:x1="7.621cm" svg:y1="21.59cm" svg:x2="7.621cm" svg:y2="24.965cm">
          <text:p/>
        </draw:line>
        <draw:line draw:style-name="gr20" draw:text-style-name="P1" draw:layer="layout" svg:x1="11.221cm" svg:y1="21.59cm" svg:x2="11.221cm" svg:y2="24.965cm">
          <text:p/>
        </draw:line>
        <draw:line draw:style-name="gr20" draw:text-style-name="P1" draw:layer="layout" svg:x1="15.021cm" svg:y1="21.59cm" svg:x2="15.021cm" svg:y2="24.965cm">
          <text:p/>
        </draw:line>
        <draw:line draw:style-name="gr20" draw:text-style-name="P1" draw:layer="layout" svg:x1="18.721cm" svg:y1="21.59cm" svg:x2="18.721cm" svg:y2="24.965cm">
          <text:p/>
        </draw:line>
        <draw:line draw:style-name="gr20" draw:text-style-name="P1" draw:layer="layout" svg:x1="4.021cm" svg:y1="21.59cm" svg:x2="4.021cm" svg:y2="24.965cm">
          <text:p/>
        </draw:line>
        <draw:frame draw:style-name="gr21" draw:text-style-name="P9" draw:layer="layout" svg:width="1.905cm" svg:height="1.276cm" svg:x="19.271cm" svg:y="23.794cm">
          <draw:text-box>
            <text:p text:style-name="P9"><text:span text:style-name="T10">=</text:span></text:p>
          </draw:text-box>
        </draw:frame>
        <draw:frame draw:style-name="gr18" draw:text-style-name="P11" draw:layer="layout" svg:width="15.2cm" svg:height="0.684cm" svg:x="3.667cm" svg:y="6.828cm">
          <draw:text-box>
            <text:p text:style-name="P11"><text:span text:style-name="T5"><text:s text:c="2"/></text:span><text:span text:style-name="T5">1.00052593e+00</text:span><text:span text:style-name="T12"><text:tab/></text:span><text:span text:style-name="T5"> <text:s text:c="2"/>1.73342299e-18</text:span><text:span text:style-name="T12"><text:tab/></text:span><text:span text:style-name="T5"> -0.00000000e+00</text:span><text:span text:style-name="T12"><text:tab/></text:span><text:span text:style-name="T5">-1.07575535e+04</text:span></text:p>
          </draw:text-box>
        </draw:frame>
        <draw:frame draw:style-name="gr22" draw:text-style-name="P6" draw:layer="layout" svg:width="15.179cm" svg:height="0.684cm" svg:x="3.778cm" svg:y="11.828cm">
          <draw:text-box>
            <text:p text:style-name="P6"><text:span text:style-name="T5"><text:s text:c="2"/></text:span><text:span text:style-name="T5">-1.69651764e-04</text:span><text:span text:style-name="T7"><text:tab/></text:span><text:span text:style-name="T7"> -5.59156080e-19</text:span><text:span text:style-name="T7"><text:tab/></text:span><text:span text:style-name="T7">-0.00000000e+00</text:span><text:span text:style-name="T7"><text:tab/></text:span><text:span text:style-name="T7"> 3.47010019e+03</text:span></text:p>
          </draw:text-box>
        </draw:frame>
        <draw:frame draw:style-name="gr23" draw:text-style-name="P6" draw:layer="layout" svg:width="15.2cm" svg:height="0.684cm" svg:x="3.867cm" svg:y="17.074cm">
          <draw:text-box>
            <text:p text:style-name="P6"><text:span text:style-name="T5"><text:s/></text:span><text:span text:style-name="T5">-0.00000000e+00</text:span><text:span text:style-name="T7"> <text:s text:c="6"/>-0.00000000e+00 <text:s text:c="3"/>-1.00000000e+00 <text:s text:c="7"/>-0.00000000e+00</text:span></text:p>
          </draw:text-box>
        </draw:frame>
        <draw:frame draw:style-name="gr24" draw:text-style-name="P6" draw:layer="layout" svg:width="15.082cm" svg:height="0.684cm" svg:x="3.726cm" svg:y="22.083cm">
          <draw:text-box>
            <text:p text:style-name="P6"><text:span text:style-name="T5"><text:s text:c="2"/></text:span><text:span text:style-name="T5">4.07274110e-08</text:span><text:span text:style-name="T7"><text:tab/></text:span><text:span text:style-name="T7"> <text:s text:c="2"/>7.05607203e-26 <text:s text:c="5"/>0.00000000e+00</text:span><text:span text:style-name="T7"><text:tab/></text:span><text:span text:style-name="T7"> <text:s text:c="2"/>9.99707124e-01</text:span></text:p>
          </draw:text-box>
        </draw:frame>
        <draw:frame draw:style-name="gr44" draw:text-style-name="P2" draw:layer="layout" svg:width="3.818cm" svg:height="0.683cm" svg:x="15.232cm" svg:y="13.76cm">
          <draw:text-box>
            <text:p text:style-name="P2"><text:span text:style-name="T1">-10.6966532377</text:span></text:p>
          </draw:text-box>
        </draw:frame>
        <draw:frame draw:style-name="gr45" draw:text-style-name="P2" draw:layer="layout" svg:width="3.533cm" svg:height="0.683cm" svg:x="21.09cm" svg:y="13.76cm">
          <draw:text-box>
            <text:p text:style-name="P2"><text:span text:style-name="T1">-31938.8443149</text:span></text:p>
          </draw:text-box>
        </draw:frame>
        <draw:frame draw:style-name="gr46" draw:text-style-name="P2" draw:layer="layout" svg:width="3.059cm" svg:height="0.683cm" svg:x="4.126cm" svg:y="24.025cm">
          <draw:text-box>
            <text:p text:style-name="P2"><text:span text:style-name="T1">4.903621e-12</text:span></text:p>
          </draw:text-box>
        </draw:frame>
        <draw:frame draw:style-name="gr47" draw:text-style-name="P2" draw:layer="layout" svg:width="3.187cm" svg:height="0.683cm" svg:x="7.908cm" svg:y="24.025cm">
          <draw:text-box>
            <text:p text:style-name="P2"><text:span text:style-name="T1">0.004029059</text:span></text:p>
          </draw:text-box>
        </draw:frame>
        <draw:frame draw:style-name="gr47" draw:text-style-name="P2" draw:layer="layout" svg:width="3.512cm" svg:height="0.683cm" svg:x="15.203cm" svg:y="24.025cm">
          <draw:text-box>
            <text:p text:style-name="P2"><text:span text:style-name="T1">-0.0030816172</text:span></text:p>
          </draw:text-box>
        </draw:frame>
        <draw:frame draw:style-name="gr48" draw:text-style-name="P2" draw:layer="layout" svg:width="4.402cm" svg:height="0.683cm" svg:x="21.19cm" svg:y="24.025cm">
          <draw:text-box>
            <text:p text:style-name="P2"><text:span text:style-name="T1">0.000947442266594</text:span></text:p>
          </draw:text-box>
        </draw:frame>
        <draw:frame draw:style-name="gr3" draw:text-style-name="P7" draw:layer="layout" svg:width="1.27cm" svg:height="1.352cm" svg:x="7.116cm" svg:y="8.3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0.716cm" svg:y="8.3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4.516cm" svg:y="8.3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7.116cm" svg:y="13.3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0.716cm" svg:y="13.3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4.516cm" svg:y="13.3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7.116cm" svg:y="18.7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0.716cm" svg:y="18.7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4.516cm" svg:y="18.7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7.116cm" svg:y="23.6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0.716cm" svg:y="23.635cm">
          <draw:text-box>
            <text:p text:style-name="P7"><text:span text:style-name="T8">+</text:span></text:p>
          </draw:text-box>
        </draw:frame>
        <draw:frame draw:style-name="gr3" draw:text-style-name="P7" draw:layer="layout" svg:width="1.27cm" svg:height="1.352cm" svg:x="14.516cm" svg:y="23.635cm">
          <draw:text-box>
            <text:p text:style-name="P7"><text:span text:style-name="T8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l Ruhlen</meta:initial-creator>
    <meta:creation-date>2012-12-05T19:22:47</meta:creation-date>
    <dc:date>2012-12-06T08:06:59</dc:date>
    <dc:creator>Laurel Ruhlen</dc:creator>
    <meta:editing-duration>PT5H39M21S</meta:editing-duration>
    <meta:editing-cycles>22</meta:editing-cycles>
    <meta:generator>OpenOffice.org/3.3$Unix OpenOffice.org_project/330m20$Build-9567</meta:generator>
    <meta:printed-by>Laurel Ruhlen</meta:printed-by>
    <meta:print-date>2012-12-06T03:28:12</meta:print-date>
    <meta:document-statistic meta:object-count="185"/>
  </office:meta>
</office:document-meta>
</file>